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1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9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3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254"/>
        </table:table-row>
        <table:table-row table:style-name="ro3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(uwe.altmann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 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 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 table:number-rows-repeated="651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3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 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 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database-ranges>
        <table:database-range table:target-range-address="English.A1:English.J4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2">2007.12.22</text:date>, <text:time>08:57:3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04-25T07:50:52</meta:creation-date>
    <dc:date>2007-12-22T08:57:37</dc:date>
    <meta:editing-cycles>142</meta:editing-cycles>
    <meta:editing-duration>PT14H14M20S</meta:editing-duration>
    <meta:user-defined meta:name="Info 1"/>
    <meta:user-defined meta:name="Info 2"/>
    <meta:user-defined meta:name="Info 3"/>
    <meta:user-defined meta:name="Info 4"/>
    <meta:document-statistic meta:table-count="15" meta:cell-count="8526"/>
  </office:meta>
</office:document-meta>
</file>